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G明朝L" svg:font-family="HG明朝L" style:font-family-generic="system" style:font-pitch="variable"/>
    <style:font-face style:name="メイリオ1" svg:font-family="メイリオ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19350d" style:font-name-asian="メイリオ1" style:font-size-asian="10.5pt" style:font-size-complex="10.5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19350d" style:font-name-asian="メイリオ1" style:font-size-asian="10.5pt" style:font-size-complex="10.5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1a7e11" style:font-name-asian="メイリオ1" style:font-size-asian="10.5pt" style:font-size-complex="10.5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メイリオ" fo:font-size="14pt" officeooo:paragraph-rsid="001a7e11" style:font-name-asian="メイリオ1" style:font-size-asian="14pt" style:font-size-complex="14pt"/>
    </style:style>
    <style:style style:name="P5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1a7e11" style:font-name-asian="メイリオ1" style:font-size-asian="10.5pt" style:font-size-complex="10.5pt"/>
    </style:style>
    <style:style style:name="T1" style:family="text">
      <style:text-properties officeooo:rsid="00216822"/>
    </style:style>
    <style:style style:name="T2" style:family="text">
      <style:text-properties fo:color="#ce18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戦術カード</text:p>
      <text:p text:style-name="P3">　カードの効果は、表の状態で場に出されているときのみプレイヤーに適用されます。なお、<text:span text:style-name="T2">継戦フェイズ時に、戦略カードが内戦地域に残っていたとき、それらを捨て札にし、代わりに山札①から内戦地域にカードを補給します。</text:span>凡例　戦略カード名［適用フェイズ］［カード枚数］：効果内容</text:p>
      <text:p text:style-name="P3"/>
      <text:p text:style-name="P5">・ゲリラ戦［決着フェイズ］［２］：支援カード「２」が同勢力の旗印カードとなる。「２」は支援カードではなくなる</text:p>
      <text:p text:style-name="P5">・戦争反対［決着フェイズ］［２］：決着フェイズ時の強さが逆転する。内戦介入度の最も小さいプレイヤーを勝利者とする</text:p>
      <text:p text:style-name="P5">・軍資金［決算フェイズ］［２］：置かれている非戦闘地域のプレイヤーに対し、投資銀行からの補充後、３コインを与える。</text:p>
      <text:p text:style-name="P5">・伏兵<text:span text:style-name="T1">[継戦フェイズ]［２］</text:span>：非戦闘地域の支援カードがラウンド終了時に破棄されない。次ラウンドはこの残ったカードとは別に、陣地設営フェイズに５枚並べる。</text:p>
      <text:p text:style-name="P5">・正々堂々［すべてのフェイズ］［２］：非戦闘地域に置かれている他の種類の戦術カードの効果を無効にする</text:p>
      <text:p text:style-name="P5">・晴天<text:tab/><text:span text:style-name="T1">[すべてのフェイズ]［１］</text:span>：晴天が出されているとき、内戦地域と非戦闘地域にある裏の状態のカードをすべて表にする。晴天が場を離れても、カードの裏表は変更しない</text:p>
      <text:p text:style-name="P5">バリアント</text:p>
      <text:p text:style-name="P5">・休戦［決着フェイズ］［１］：勝敗を引き分けとして決着フェイズを処理する。</text:p>
      <text:p text:style-name="P5">・インフレ［投資工作フェイズ］［１］：１回のチェンジに必要なコインが２枚となる（コインは２枚単位でしか出せない）</text:p>
      <text:p text:style-name="P5">・戦線拡大［投資工作フェイズ］［１］：他プレイヤーの非戦闘地域のカードでもチェンジできる（他人の非戦闘地域を、自分の非戦闘地域・内戦地域・手札と入れ替えることができます）</text:p>
      <text:p text:style-name="P5"/>
      <text:p text:style-name="P4">称号カード</text:p>
      <text:p text:style-name="P3">　称号カードは戦闘開始フェイズ時に、自分の非戦闘地域において獲得条件を<text:span text:style-name="T2">単独で</text:span>満たしているプレイヤーに対し、強制的に付与されます。これらの称号カードは一度獲得した瞬間から、永続的にその効果を所持プレイヤーに対して発揮します。凡例　称号カード名［獲得条件］：発動効果</text:p>
      <text:p text:style-name="P3"/>
      <text:p text:style-name="P3"><text:tab/>・エルフの守護者［最も多くのエルフ（緑）の旗印を掲げる］：エルフへの支援が+３</text:p>
      <text:p text:style-name="P3"><text:tab/>・ドワーフの守護者［最も多くのドワーフ（赤）の旗印を掲げる］：ドワーフへの支援が+３</text:p>
      <text:p text:style-name="P3"><text:tab/>・ワーウルフの守護者［最も多くのワーウルフ（青）の旗印を掲げる］：ワーウルフへの支援が+３</text:p>
      <text:p text:style-name="P3"><text:tab/>・三枚舌［３勢力すべての旗印を掲げる］：出した旗印カードの枚数分だけ決算フェイズ時に山札①からカードをひく</text:p>
      <text:p text:style-name="P3"><text:tab/>・市民の盾［最も多くの支援カード「１」を置く］：優勢勢力の「１」によるボーナスがコイン２枚になる</text:p>
      <text:p text:style-name="P3"><text:tab/>・戦争成金［最も多くの投資金を置く］：決算フェイズ前に３コイン以下の投資金を所持金に戻すことができる</text:p>
      <text:p text:style-name="P3"><text:tab/>・戦術マニア［最も多くの戦術カードを置く］：出した戦術カードの枚数分だけ決算フェイズ時にコインを所持金に追加する</text:p>
      <text:p text:style-name="P3"><text:tab/>バリアント</text:p>
      <text:p text:style-name="P3"><text:tab/>・傭兵稼業［傭兵カードを１枚以上置く］：傭兵の使用による介入度の減少がなくなる</text:p>
      <text:p text:style-name="P3"><text:tab/>・秘密外交の達人［最も多くの裏の状態のカードがある］：決算フェイズ時に山札①からカードを１枚引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G明朝L" svg:font-family="HG明朝L" style:font-family-generic="system" style:font-pitch="variable"/>
    <style:font-face style:name="メイリオ1" svg:font-family="メイリオ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G明朝L" style:font-family-asian="HG明朝L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2:17:24.402000000</meta:creation-date>
    <dc:date>2018-06-24T16:35:48.067000000</dc:date>
    <meta:editing-duration>PT1M42S</meta:editing-duration>
    <meta:editing-cycles>3</meta:editing-cycles>
    <meta:generator>LibreOffice/6.0.1.1$Windows_X86_64 LibreOffice_project/60bfb1526849283ce2491346ed2aa51c465abfe6</meta:generator>
    <meta:print-date>2018-06-24T16:36:05.118000000</meta:print-date>
    <meta:document-statistic meta:table-count="0" meta:image-count="0" meta:object-count="0" meta:page-count="1" meta:paragraph-count="24" meta:word-count="1252" meta:character-count="1267" meta:non-whitespace-character-count="1252"/>
  </office:meta>
</office:document-meta>
</file>